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ro1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666666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ackground-color="#666666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ackground-color="#666666" fo:border="none"/>
    </style:style>
    <style:style style:name="ce11" style:family="table-cell" style:parent-style-name="Default">
      <style:table-cell-properties fo:background-color="#72bf44" fo:border="none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6pt solid #000000" fo:background-color="#666666" fo:border-left="none" fo:border-right="none" fo:border-top="none"/>
    </style:style>
    <style:style style:name="ce10" style:family="table-cell" style:parent-style-name="Default">
      <style:table-cell-properties fo:background-color="#f58220" fo:border="none"/>
    </style:style>
    <style:style style:name="ce13" style:family="table-cell" style:parent-style-name="Default">
      <style:table-cell-properties fo:border-bottom="none" fo:background-color="#666666" fo:border-left="none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#666666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8" table:style-name="ce5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971"/>
        </table:table-row>
        <table:table-row table:style-name="ro1">
          <table:table-cell table:number-columns-repeated="2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13" table:style-name="ce6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number-columns-repeated="971"/>
        </table:table-row>
        <table:table-row table:style-name="ro1">
          <table:table-cell table:number-columns-repeated="19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971"/>
        </table:table-row>
        <table:table-row table:style-name="ro1"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2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5"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7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9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0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1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2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number-columns-repeated="13" table:style-name="ce11" office:value-type="float" office:value="2" calcext:value-type="float">
            <text:p>2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0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4" table:style-name="ce6" office:value-type="float" office:value="0" calcext:value-type="float">
            <text:p>0</text:p>
          </table:table-cell>
          <table:table-cell table:number-columns-repeated="9"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2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5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3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6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1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7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number-columns-repeated="1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number-columns-repeated="11" table:style-name="ce10" office:value-type="float" office:value="3" calcext:value-type="float">
            <text:p>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1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6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21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0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8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2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7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8" table:style-name="ce6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9" table:style-name="ce6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8" table:style-name="ce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9" table:style-name="ce8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97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16:46:44.055015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2:12:58.149853023</meta:creation-date>
    <dc:date>2018-11-07T17:25:36.524237020</dc:date>
    <meta:editing-duration>PT36M48S</meta:editing-duration>
    <meta:editing-cycles>3</meta:editing-cycles>
    <meta:generator>LibreOffice/6.0.6.2$Linux_X86_64 LibreOffice_project/00m0$Build-2</meta:generator>
    <meta:document-statistic meta:table-count="1" meta:cell-count="2554" meta:object-count="0"/>
  </office:meta>
</office:document-meta>
</file>